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zh">
      <style:paragraph-properties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 style:leader-style="dotted" style:leader-text=".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P2" style:family="paragraph" style:parent-style-name="zh">
      <style:paragraph-properties fo:margin-left="0.995cm" fo:margin-right="0cm" fo:orphans="2" fo:widows="2" fo:hyphenation-ladder-count="no-limit" fo:text-indent="-0.995cm" style:auto-text-indent="false" style:writing-mode="lr-tb"/>
      <style:text-properties fo:hyphenate="true" fo:hyphenation-remain-char-count="2" fo:hyphenation-push-char-count="2"/>
    </style:style>
    <style:style style:name="P3" style:family="paragraph" style:parent-style-name="zh">
      <style:paragraph-properties fo:margin-left="0.988cm" fo:margin-right="0cm" fo:text-indent="-0.988cm" style:auto-text-indent="false"/>
    </style:style>
    <style:style style:name="P4" style:family="paragraph" style:parent-style-name="zh">
      <style:paragraph-properties fo:margin-left="0.988cm" fo:margin-right="0cm" fo:orphans="2" fo:widows="2" fo:hyphenation-ladder-count="no-limit" fo:text-indent="-0.988cm" style:auto-text-indent="false" style:writing-mode="lr-tb"/>
      <style:text-properties officeooo:paragraph-rsid="0015ef2c" fo:hyphenate="true" fo:hyphenation-remain-char-count="2" fo:hyphenation-push-char-count="2"/>
    </style:style>
    <style:style style:name="P5" style:family="paragraph" style:parent-style-name="zh">
      <style:paragraph-properties fo:margin-left="0.997cm" fo:margin-right="0cm" fo:text-indent="-0.997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</style:style>
    <style:style style:name="P6" style:family="paragraph" style:parent-style-name="zh" style:master-page-name="Standard">
      <style:paragraph-properties style:page-number="auto"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P7" style:family="paragraph" style:parent-style-name="zh">
      <style:text-properties officeooo:rsid="001a2d7d" officeooo:paragraph-rsid="001a2d7d"/>
    </style:style>
    <style:style style:name="P8" style:family="paragraph" style:parent-style-name="zh" style:list-style-name="L1">
      <style:paragraph-properties fo:margin-left="1cm" fo:margin-right="0cm" fo:margin-top="0.212cm" fo:margin-bottom="0cm" style:contextual-spacing="false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officeooo:rsid="001a2d7d" officeooo:paragraph-rsid="001a2d7d" fo:hyphenate="true" fo:hyphenation-remain-char-count="2" fo:hyphenation-push-char-count="2"/>
    </style:style>
    <style:style style:name="P9" style:family="paragraph" style:parent-style-name="zh" style:list-style-name="L2">
      <style:paragraph-properties fo:margin-left="1cm" fo:margin-right="0cm" fo:margin-top="0.212cm" fo:margin-bottom="0cm" style:contextual-spacing="false" fo:text-align="justify" style:justify-single-word="false" fo:orphans="2" fo:widows="2" fo:hyphenation-ladder-count="no-limit" fo:text-indent="-0.6cm" style:auto-text-indent="false" style:writing-mode="lr-tb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use-window-font-color="true" style:font-name="Times New Roman" fo:font-size="12pt" fo:language="hu" fo:country="HU" officeooo:rsid="001a2d7d" officeooo:paragraph-rsid="001a2d7d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0" style:family="paragraph" style:parent-style-name="zh" style:list-style-name="L1" style:master-page-name="">
      <style:paragraph-properties fo:margin-left="1cm" fo:margin-right="0cm" fo:margin-top="0.212cm" fo:margin-bottom="0cm" style:contextual-spacing="false" fo:text-align="justify" style:justify-single-word="false" fo:orphans="2" fo:widows="2" fo:hyphenation-ladder-count="no-limit" fo:text-indent="-0.6cm" style:auto-text-indent="false" style:page-number="auto" style:writing-mode="lr-tb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officeooo:paragraph-rsid="001a2d7d" fo:hyphenate="true" fo:hyphenation-remain-char-count="2" fo:hyphenation-push-char-count="2"/>
    </style:style>
    <style:style style:name="P11" style:family="paragraph" style:parent-style-name="zh" style:list-style-name="L2" style:master-page-name="">
      <style:paragraph-properties fo:margin-left="1cm" fo:margin-right="0cm" fo:margin-top="0.212cm" fo:margin-bottom="0cm" style:contextual-spacing="false" fo:text-align="justify" style:justify-single-word="false" fo:orphans="2" fo:widows="2" fo:hyphenation-ladder-count="no-limit" fo:text-indent="-0.6cm" style:auto-text-indent="false" style:page-number="auto" style:writing-mode="lr-tb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use-window-font-color="true" style:font-name="Times New Roman" fo:font-size="12pt" fo:language="hu" fo:country="HU" officeooo:rsid="001a2d7d" officeooo:paragraph-rsid="001a2d7d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eb35" style:font-weight-asian="bold" style:font-weight-complex="bold"/>
    </style:style>
    <style:style style:name="T4" style:family="text">
      <style:text-properties fo:font-weight="normal" officeooo:rsid="00175733" style:font-weight-asian="normal" style:font-weight-complex="normal"/>
    </style:style>
    <style:style style:name="T5" style:family="text">
      <style:text-properties fo:font-weight="normal" officeooo:rsid="001a8afe" style:font-weight-asian="normal" style:font-weight-complex="normal"/>
    </style:style>
    <style:style style:name="T6" style:family="text">
      <style:text-properties officeooo:rsid="0010eb35"/>
    </style:style>
    <style:style style:name="T7" style:family="text">
      <style:text-properties officeooo:rsid="001a2d7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aa9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B_IN023_2 <text:tab/>Név: <text:tab/>NEPTUN kód: <text:tab/>Hallgató aláírása:<text:tab/></text:p>
      <text:p text:style-name="P1">Tagozat:<text:tab/>Gép: <text:tab/>Jegy: <text:tab/>Oktató aláírása:<text:tab/></text:p>
      <text:p text:style-name="P7">Készítsen weboldalt sportolók tevékenységeinek naplózására! Használja a <text:span text:style-name="T8">xenia.sze.hu </text:span>helyen működtetett szerver „hallgatok” MySQL adatbázisát a tevékenységek nyilvántartására! Ennek „felhasznalok” táblája tárolja a regisztrált sportolók, a „tevekenysegek” tábla pedig az elvégzett edzések adatait.</text:p>
      <text:p text:style-name="P7">Hozzon létre egy oldalt, amin elhelyezi a következő vezérlőket:</text:p>
      <text:list xml:id="list7194583858003893372" text:style-name="L1">
        <text:list-item>
          <text:p text:style-name="P10"><text:span text:style-name="T7">egy legördülő listát a sportoló nevének kiválasztásához,</text:span></text:p>
        </text:list-item>
        <text:list-item>
          <text:p text:style-name="P8">szám bevitelére alkalmas mezőt a sporttevékenység végzésének éve megadásához (2000 és 2050 közötti egészek fogadhatók csak el),</text:p>
        </text:list-item>
        <text:list-item>
          <text:p text:style-name="P8">legördülő listát a hónap megadásához.</text:p>
        </text:list-item>
      </text:list>
      <text:p text:style-name="P7">Minden beviteli mezőt el kell látni magyarázó feliratokkal (amiket a kifejezetten erre szolgáló HTML elemmel kell létrehozni). Amikor a felhasználó az oldal aljára helyezett „Keresés” gombra kattint, új oldalt kell betölteni, ami tartalmazza a megadott év, megadott hónapjára vonatkozó leszűrt adatokat:</text:p>
      <text:list xml:id="list5428445007941511596" text:style-name="L2">
        <text:list-item>
          <text:p text:style-name="P11">a sportoló nevét címsorként,</text:p>
        </text:list-item>
        <text:list-item>
          <text:p text:style-name="P9">táblázatos formában az elvégzett tevékenysége(ke)t (szöveges megnevezés, nem kód), a megtett távolságot és a dátumot (év, hó, nap),</text:p>
        </text:list-item>
        <text:list-item>
          <text:p text:style-name="P9">egy összesítést, mely tartalmazza, hogy a kiválasztott hónapban összesen hány alkalommal edzett és összesen hány km-t tett meg a sportoló (sportágtól függetlenül),</text:p>
        </text:list-item>
        <text:list-item>
          <text:p text:style-name="P9">és egy hivatkozást, amivel vissza lehet navigálni a kezdőoldalra!</text:p>
        </text:list-item>
      </text:list>
      <text:p text:style-name="zh">Értékelés: Az alapfeladat megoldása <text:span text:style-name="T1">2</text:span> pont. Plusz illetve mínusz pont adandó a következőkért:</text:p>
      <text:p text:style-name="P3"><text:span text:style-name="T1">–1</text:span>:<text:span text:style-name="T1"><text:tab/></text:span>Ha az alapprogram működése bármiben is eltér a feladatban megfogalmazottól.</text:p>
      <text:p text:style-name="P4"><text:span text:style-name="T1">+1</text:span>:<text:tab/><text:span text:style-name="T7">A kezdőoldalon helyezzen el egy hivatkozást, ami egy adatfelviteli oldalra navigálja a felhasználót! Itt lehessen megadni egy új sporttevékenység összes adatát: sportoló, tevékenység kiválasztása, távolság megadása, és az év/hónap/nap megadása. A dátumnál a beviteli mezőket kezdetben töltse fel a mai napnak megfelelő adatokkal, de tegye lehetővé, hogy ezt a felhasználó megváltoztathassa! Helyezzen el egy „Mentés” gombot, melyre kattintva elvégzi az adatok adatbázisba mentését!</text:span></text:p>
      <text:p text:style-name="P2"><text:span text:style-name="T2">+</text:span><text:span text:style-name="T3">1</text:span><text:span text:style-name="T2">:<text:tab/></text:span><text:span text:style-name="T4">Amennyiben a legelső oldalon az űrlapmezőkben valamilyen hiba/hiányosság van, akkor úgy töltse vissza a jelenlegi oldalt, hogy a helyesen kitöltött űrlapmezőkbe ne kelljen újra begépelni az adatot, a hibás/hiányos mezők legyenek üresek/</text:span><text:span text:style-name="T5">alapállapotba állítottak</text:span><text:span text:style-name="T4">, címkéjük felirata pedig piros színű!</text:span></text:p>
      <text:p text:style-name="P5"><text:span text:style-name="T2">+1</text:span>:<text:tab/><text:span text:style-name="T9">Készítsen egy, a főoldalról hivatkozással elérhető statisztikai oldalt, ami személytől és dátumtól függetlenül összegzi sportáganként, hogy hány alkalommal végeztek ilyen edzést, és összesen hány km-t tettek meg! Innen is lehessen egy hivatkozással visszanavigálni a kezdőoldalra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ms Rmn" fo:font-family="'Tms Rmn', 'Times New Roman'" style:font-family-generic="roman" style:font-pitch="variable" fo:font-size="10pt" fo:language="hu" fo:country="H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language="hu" fo:country="HU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language="hu" fo:country="HU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cmod" style:family="paragraph" style:parent-style-name="Standard">
      <style:paragraph-properties fo:margin-left="0cm" fo:margin-right="0cm" fo:margin-top="0cm" fo:margin-bottom="0.212cm" style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cmodk" style:family="paragraph" style:parent-style-name="cmod">
      <style:paragraph-properties fo:margin-left="0cm" fo:margin-right="0cm" fo:margin-top="0cm" fo:margin-bottom="0cm" style:contextual-spacing="false" fo:text-indent="0cm" style:auto-text-indent="false"/>
    </style:style>
    <style:style style:name="Normál_20__28_Web_29_" style:display-name="Normál (Web)" style:family="paragraph" style:parent-style-name="Standard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kumentumtérkép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zh" style:family="paragraph" style:parent-style-name="Standard">
      <style:paragraph-properties fo:margin-top="0.212cm" fo:margin-bottom="0cm" style:contextual-spacing="false" fo:text-align="justify" style:justify-single-word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" style:display-name="Bekezdés alapbetűtípusa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4" style:display-name="Bekezdés alapbetűtípusa4" style:family="text"/>
    <style:style style:name="Bekezdés_20_alapbetűtípusa3" style:display-name="Bekezdés alapbetűtípusa3" style:family="text"/>
    <style:style style:name="Absatz-Standardschriftart" style:family="text"/>
    <style:style style:name="Bekezdés_20_alapbetűtípusa2" style:display-name="Bekezdés alapbetűtípusa2" style:family="text"/>
    <style:style style:name="WW8Num1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cmod_20_Char" style:display-name="cmod Char" style:family="text" style:parent-style-name="Bekezdés_20_alapbetűtípusa1">
      <style:text-properties fo:font-size="12pt" fo:language="hu" fo:country="HU" style:font-size-asian="12pt" style:language-complex="ar" style:country-complex="SA"/>
    </style:style>
    <style:style style:name="Internet_20_link" style:display-name="Internet link" style:family="text" style:parent-style-name="Bekezdés_20_alapbetűtípusa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Bekezdés_20_alapbetűtípusa1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UMing HK1" style:font-family-asian="'AR PL UMing H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1.27cm" fo:margin-left="1.499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cm" fo:margin-bottom="1.369cm" fo:margin-left="1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épernyô és billentyűzet kezelése</dc:title>
    <meta:initial-creator>hatwagner</meta:initial-creator>
    <meta:creation-date>2011-05-12T14:32:00</meta:creation-date>
    <dc:creator>Hatwagner Ferenc Miklos</dc:creator>
    <dc:date>2017-06-13T14:57:15.731076941</dc:date>
    <meta:print-date>2006-12-11T12:52:00</meta:print-date>
    <meta:editing-cycles>42</meta:editing-cycles>
    <meta:editing-duration>PT5H54M35S</meta:editing-duration>
    <meta:generator>LibreOffice/4.2.8.2$Linux_X86_64 LibreOffice_project/420m0$Build-2</meta:generator>
    <meta:document-statistic meta:table-count="0" meta:image-count="0" meta:object-count="0" meta:page-count="1" meta:paragraph-count="17" meta:word-count="345" meta:character-count="2609" meta:non-whitespace-character-count="2281"/>
    <meta:user-defined meta:name="Információ 1"/>
    <meta:user-defined meta:name="Információ 2"/>
    <meta:user-defined meta:name="Információ 3"/>
    <meta:user-defined meta:name="Információ 4"/>
  </office:meta>
</office:document-meta>
</file>